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5.341cm"/>
    </style:style>
    <style:style style:name="co16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666666"/>
    </style:style>
    <style:style style:name="ce2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6ef" fo:border="0.74pt solid #000000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8ce" fo:border="0.74pt solid #000000"/>
    </style:style>
    <style:style style:name="ce27" style:family="table-cell" style:parent-style-name="Default" style:data-style-name="N99">
      <style:table-cell-properties fo:background-color="#ffd8ce" fo:border="0.74pt solid #000000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000000" fo:border="0.74pt solid #000000"/>
    </style:style>
    <style:style style:name="ce48" style:family="table-cell" style:parent-style-name="Default" style:data-style-name="N2">
      <style:table-cell-properties fo:background-color="#ffd8ce" fo:border="0.74pt solid #000000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706cm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43">
      <style:table-cell-properties fo:background-color="#e8f2a1" fo:border="0.74pt solid #000000"/>
      <style:text-properties style:font-name="Arial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22"/>
        <table:table-column table:style-name="co13" table:number-columns-repeated="16367"/>
        <table:table-row table:style-name="ro1">
          <table:table-cell table:style-name="ce1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3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23" office:value-type="string" calcext:value-type="string">
            <text:p>Texte origine</text:p>
          </table:table-cell>
          <table:table-cell table:style-name="ce25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/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23" office:value-type="string" calcext:value-type="string">
            <text:p>Cellule 1</text:p>
          </table:table-cell>
          <table:table-cell table:style-name="ce23" office:value-type="string" calcext:value-type="string">
            <text:p>Cellule 2</text:p>
          </table:table-cell>
          <table:table-cell table:style-name="ce23" office:value-type="string" calcext:value-type="string">
            <text:p>Cellule 3</text:p>
          </table:table-cell>
          <table:table-cell table:style-name="ce25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" office:value-type="string" calcext:value-type="string">
            <text:p><text:span text:style-name="T1">'=</text:span><text:span text:style-name="T2">GAUCHE</text:span><text:span text:style-name="T3">( adr_cellule ; nb_caracteres </text:span>)</text:p>
          </table:table-cell>
          <table:table-cell table:style-name="ce3" office:value-type="string" calcext:value-type="string">
            <text:p>=GAUCHE(R4C4;7)</text:p>
          </table:table-cell>
          <table:table-cell table:style-name="ce24" office:value-type="string" calcext:value-type="string">
            <text:p>Bonjour et bienvenue</text:p>
          </table:table-cell>
          <table:table-cell table:style-name="ce26" table:formula="of:=LEFT([.$C$3];7)" office:value-type="string" office:string-value="Bonjour" calcext:value-type="string">
            <text:p>Bonjour</text:p>
          </table:table-cell>
          <table:table-cell table:style-name="ce28" office:value-type="string" calcext:value-type="string">
            <text:p>Extrait le début d’un texte</text:p>
          </table:table-cell>
          <table:table-cell/>
          <table:table-cell table:style-name="ce3" office:value-type="string" calcext:value-type="string">
            <text:p>'=<text:span text:style-name="T6">NB</text:span>( plage )</text:p>
          </table:table-cell>
          <table:table-cell table:style-name="ce3" office:value-type="string" calcext:value-type="string">
            <text:p>‘=NB(R4C10:R4C12)</text:p>
          </table:table-cell>
          <table:table-cell table:style-name="ce24" office:value-type="string" calcext:value-type="string">
            <text:p>Bonjou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6" table:formula="of:=COUNT([.$I$3:.$K$3])" office:value-type="float" office:value="1" calcext:value-type="float">
            <text:p>1</text:p>
          </table:table-cell>
          <table:table-cell table:style-name="ce28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3" office:value-type="string" calcext:value-type="string">
            <text:p><text:span text:style-name="T1">'=</text:span><text:span text:style-name="T2">DROITE</text:span><text:span text:style-name="T3">( adr_cellule ; nb_caracteres </text:span>)</text:p>
          </table:table-cell>
          <table:table-cell table:style-name="ce3" office:value-type="string" calcext:value-type="string">
            <text:p><text:span text:style-name="T1">'=DROITE(</text:span><text:span text:style-name="T7">R5C4</text:span><text:span text:style-name="T1">;9)</text:span></text:p>
          </table:table-cell>
          <table:table-cell table:style-name="ce24" office:value-type="string" calcext:value-type="string">
            <text:p>Bonjour et bienvenue</text:p>
          </table:table-cell>
          <table:table-cell table:style-name="ce26" table:formula="of:=RIGHT([.$C$4];9)" office:value-type="string" office:string-value="bienvenue" calcext:value-type="string">
            <text:p>bienvenue</text:p>
          </table:table-cell>
          <table:table-cell table:style-name="ce28" office:value-type="string" calcext:value-type="string">
            <text:p>Extrait la fin d’un texte</text:p>
          </table:table-cell>
          <table:table-cell/>
          <table:table-cell table:style-name="ce3" office:value-type="string" calcext:value-type="string">
            <text:p>'=<text:span text:style-name="T6">NBVAL</text:span>( plage )</text:p>
          </table:table-cell>
          <table:table-cell table:style-name="ce3" office:value-type="string" calcext:value-type="string">
            <text:p>=NBVAL(R5C10:R5C12)</text:p>
          </table:table-cell>
          <table:table-cell table:style-name="ce24" office:value-type="string" calcext:value-type="string">
            <text:p>Bonjou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6" table:formula="of:=COUNTA([.I4:.K4])" office:value-type="float" office:value="3" calcext:value-type="float">
            <text:p>3</text:p>
          </table:table-cell>
          <table:table-cell table:style-name="ce28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" office:value-type="string" calcext:value-type="string">
            <text:p><text:span text:style-name="T4">'=</text:span><text:span text:style-name="T2">STXT</text:span><text:span text:style-name="T5">( adr_cellule ; nb_caracteres_deb ; longueur </text:span>)</text:p>
          </table:table-cell>
          <table:table-cell table:style-name="ce3" office:value-type="string" calcext:value-type="string">
            <text:p><text:span text:style-name="T1">'=STXT(</text:span><text:span text:style-name="T7">R6C4</text:span><text:span text:style-name="T1">;9;2)</text:span></text:p>
          </table:table-cell>
          <table:table-cell table:style-name="ce24" office:value-type="string" calcext:value-type="string">
            <text:p>Bonjour et bienvenue</text:p>
          </table:table-cell>
          <table:table-cell table:style-name="ce26" table:formula="of:=MID([.$C$5];9;2)" office:value-type="string" office:string-value="et" calcext:value-type="string">
            <text:p>et</text:p>
          </table:table-cell>
          <table:table-cell table:style-name="ce28" office:value-type="string" calcext:value-type="string">
            <text:p>Extrait un morceau d’un texte</text:p>
          </table:table-cell>
          <table:table-cell/>
          <table:table-cell table:style-name="ce3" office:value-type="string" calcext:value-type="string">
            <text:p>'=<text:span text:style-name="T6">NBCAR</text:span>( adr_cellule )</text:p>
          </table:table-cell>
          <table:table-cell table:style-name="ce3" office:value-type="string" calcext:value-type="string">
            <text:p>=NBCAR(R6C10)</text:p>
          </table:table-cell>
          <table:table-cell table:style-name="ce24" office:value-type="string" calcext:value-type="string">
            <text:p>Oui</text:p>
          </table:table-cell>
          <table:table-cell table:style-name="ce29" table:number-columns-repeated="2"/>
          <table:table-cell table:style-name="ce26" table:formula="of:=LEN([.I5])" office:value-type="float" office:value="3" calcext:value-type="float">
            <text:p>3</text:p>
          </table:table-cell>
          <table:table-cell table:style-name="ce28" office:value-type="string" calcext:value-type="string">
            <text:p>Compte le nombre de caractères d’une cellule</text:p>
          </table:table-cell>
          <table:table-cell table:number-columns-repeated="4"/>
          <table:table-cell table:style-name="ce22" table:number-columns-repeated="16367"/>
        </table:table-row>
        <table:table-row table:style-name="ro5">
          <table:table-cell table:style-name="ce3" office:value-type="string" calcext:value-type="string">
            <text:p>'=<text:span text:style-name="T6">SUPPRESPACE</text:span>( adr_cellule )</text:p>
          </table:table-cell>
          <table:table-cell table:style-name="ce3" office:value-type="string" calcext:value-type="string">
            <text:p><text:span text:style-name="T1">'=SUPPRESPACE(</text:span><text:span text:style-name="T7">R7C4</text:span><text:span text:style-name="T1">)</text:span></text:p>
          </table:table-cell>
          <table:table-cell table:style-name="ce24" office:value-type="string" calcext:value-type="string">
            <text:p>Long <text:s text:c="9"/>espace</text:p>
          </table:table-cell>
          <table:table-cell table:style-name="ce26" table:formula="of:=TRIM([.$C$6])" office:value-type="string" office:string-value="Long espace" calcext:value-type="string">
            <text:p>Long espace</text:p>
          </table:table-cell>
          <table:table-cell table:style-name="ce28" office:value-type="string" calcext:value-type="string">
            <text:p>Supprime les espaces en trop</text:p>
          </table:table-cell>
          <table:table-cell/>
          <table:table-cell table:style-name="ce22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22" table:number-columns-repeated="5"/>
          <table:table-cell/>
          <table:table-cell table:style-name="ce22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1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3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23" office:value-type="string" calcext:value-type="string">
            <text:p>Texte origine</text:p>
          </table:table-cell>
          <table:table-cell table:style-name="ce25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/>
          <table:table-cell table:style-name="ce19" office:value-type="string" calcext:value-type="string">
            <text:p>Fonction</text:p>
          </table:table-cell>
          <table:table-cell table:style-name="ce19" office:value-type="string" calcext:value-type="string">
            <text:p>Formule</text:p>
          </table:table-cell>
          <table:table-cell table:style-name="ce23" office:value-type="string" calcext:value-type="string">
            <text:p>Cellule 1</text:p>
          </table:table-cell>
          <table:table-cell table:style-name="ce23" office:value-type="string" calcext:value-type="string">
            <text:p>Cellule 2</text:p>
          </table:table-cell>
          <table:table-cell table:style-name="ce23" office:value-type="string" calcext:value-type="string">
            <text:p>Cellule 3</text:p>
          </table:table-cell>
          <table:table-cell table:style-name="ce25" office:value-type="string" calcext:value-type="string">
            <text:p>Résultat</text:p>
          </table:table-cell>
          <table:table-cell table:style-name="ce19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" office:value-type="string" calcext:value-type="string">
            <text:p>'=<text:span text:style-name="T6">ESTNUM</text:span>( adr_cellule )</text:p>
          </table:table-cell>
          <table:table-cell table:style-name="ce3" office:value-type="string" calcext:value-type="string">
            <text:p><text:span text:style-name="T1">'=ESTNUM(</text:span><text:span text:style-name="T7">R12C4</text:span><text:span text:style-name="T1">)</text:span></text:p>
          </table:table-cell>
          <table:table-cell table:style-name="ce24" office:value-type="string" calcext:value-type="string">
            <text:p>1</text:p>
          </table:table-cell>
          <table:table-cell table:style-name="ce27" table:formula="of:=ISNUMBER([.$C$10])" office:value-type="boolean" office:boolean-value="false" calcext:value-type="boolean">
            <text:p>FAUX</text:p>
          </table:table-cell>
          <table:table-cell table:style-name="ce28" office:value-type="string" calcext:value-type="string">
            <text:p>Permet de savoir si une cellule contient un nombre</text:p>
          </table:table-cell>
          <table:table-cell/>
          <table:table-cell table:style-name="ce3" office:value-type="string" calcext:value-type="string">
            <text:p>'=<text:span text:style-name="T6">MEDIANE</text:span>( plage )</text:p>
          </table:table-cell>
          <table:table-cell table:style-name="ce3" office:value-type="string" calcext:value-type="string">
            <text:p>=MEDIANE(R12C10:R12C12)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48" table:formula="of:=MEDIAN([.I10:.K10])" office:value-type="float" office:value="15" calcext:value-type="float">
            <text:p>15,00</text:p>
          </table:table-cell>
          <table:table-cell table:style-name="ce28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3" office:value-type="string" calcext:value-type="string">
            <text:p>'=<text:span text:style-name="T6">ESTTEXT</text:span>( adr_cellule )</text:p>
          </table:table-cell>
          <table:table-cell table:style-name="ce3" office:value-type="string" calcext:value-type="string">
            <text:p><text:span text:style-name="T1">'=ESTTEXTE(</text:span><text:span text:style-name="T7">R13C4</text:span><text:span text:style-name="T1">)</text:span></text:p>
          </table:table-cell>
          <table:table-cell table:style-name="ce24" office:value-type="string" calcext:value-type="string">
            <text:p>1</text:p>
          </table:table-cell>
          <table:table-cell table:style-name="ce27" table:formula="of:=ISTEXT([.$C$11])" office:value-type="boolean" office:boolean-value="true" calcext:value-type="boolean">
            <text:p>VRAI</text:p>
          </table:table-cell>
          <table:table-cell table:style-name="ce28" office:value-type="string" calcext:value-type="string">
            <text:p>Permet de savoir si une cellule contient du texte</text:p>
          </table:table-cell>
          <table:table-cell/>
          <table:table-cell table:style-name="ce3" office:value-type="string" calcext:value-type="string">
            <text:p>'=<text:span text:style-name="T6">ECARTTYPE</text:span>( plage )</text:p>
          </table:table-cell>
          <table:table-cell table:style-name="ce3" office:value-type="string" calcext:value-type="string">
            <text:p>=ECARTYPE(R13C10:R13C12)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48" table:formula="of:=STDEV([.I11:.K11])" office:value-type="float" office:value="7.63762615825973" calcext:value-type="float">
            <text:p>7,64</text:p>
          </table:table-cell>
          <table:table-cell table:style-name="ce28" office:value-type="string" calcext:value-type="string">
            <text:p>Calcule l’écart-type</text:p>
          </table:table-cell>
          <table:table-cell table:number-columns-repeated="4"/>
          <table:table-cell table:style-name="ce22" table:number-columns-repeated="16367"/>
        </table:table-row>
        <table:table-row table:style-name="ro5">
          <table:table-cell table:style-name="ce3" office:value-type="string" calcext:value-type="string">
            <text:p>'=<text:span text:style-name="T6">CNUM</text:span>( adr_cellule )</text:p>
          </table:table-cell>
          <table:table-cell table:style-name="ce3" office:value-type="string" calcext:value-type="string">
            <text:p><text:span text:style-name="T1">'=CNUM(</text:span><text:span text:style-name="T7">R14C4</text:span><text:span text:style-name="T1">)</text:span></text:p>
          </table:table-cell>
          <table:table-cell table:style-name="ce24" office:value-type="string" calcext:value-type="string">
            <text:p>1</text:p>
          </table:table-cell>
          <table:table-cell table:style-name="ce26" table:formula="of:=VALUE([.$C$12])" office:value-type="float" office:value="1" calcext:value-type="float">
            <text:p>1</text:p>
          </table:table-cell>
          <table:table-cell table:style-name="ce28" office:value-type="string" calcext:value-type="string">
            <text:p>Convertit la cellule en nombre</text:p>
          </table:table-cell>
          <table:table-cell/>
          <table:table-cell table:style-name="ce3" office:value-type="string" calcext:value-type="string">
            <text:p>'=<text:span text:style-name="T6">VAR</text:span>( plage )</text:p>
          </table:table-cell>
          <table:table-cell table:style-name="ce3" office:value-type="string" calcext:value-type="string">
            <text:p>=VAR(R14C10:R14C12)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48" table:formula="of:=VAR([.I12:.K12])" office:value-type="float" office:value="58.3333333333333" calcext:value-type="float">
            <text:p>58,33</text:p>
          </table:table-cell>
          <table:table-cell table:style-name="ce28" office:value-type="string" calcext:value-type="string">
            <text:p>Calcule la variance</text:p>
          </table:table-cell>
          <table:table-cell table:number-columns-repeated="4"/>
          <table:table-cell table:style-name="ce22" table:number-columns-repeated="16367"/>
        </table:table-row>
        <table:table-row table:style-name="ro2" table:number-rows-repeated="9">
          <table:table-cell table:style-name="ce22" table:number-columns-repeated="5"/>
          <table:table-cell/>
          <table:table-cell table:style-name="ce22" table:number-columns-repeated="7"/>
          <table:table-cell table:number-columns-repeated="4"/>
          <table:table-cell table:style-name="ce22" table:number-columns-repeated="16367"/>
        </table:table-row>
        <table:table-row table:style-name="ro2" table:number-rows-repeated="4">
          <table:table-cell table:style-name="ce22" table:number-columns-repeated="5"/>
          <table:table-cell/>
          <table:table-cell table:style-name="ce22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3" table:default-cell-style-name="Default"/>
        <table:table-column table:style-name="co14" table:default-cell-style-name="ce35"/>
        <table:table-column table:style-name="co15" table:default-cell-style-name="ce40"/>
        <table:table-column table:style-name="co16" table:default-cell-style-name="ce40"/>
        <table:table-column table:style-name="co13" table:number-columns-repeated="3" table:default-cell-style-name="ce44"/>
        <table:table-row table:style-name="ro4">
          <table:table-cell table:style-name="ce44" office:value-type="string" calcext:value-type="string">
            <text:p>Sources, 2014: Top Trading Partners 2014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Commerce extérieur de l'UE avec ses 15 principaux partenaires à l'exportation en 2014</text:p>
          </table:table-cell>
          <table:covered-table-cell table:number-columns-repeated="2" table:style-name="ce17"/>
          <table:table-cell table:style-name="Default" table:number-columns-repeated="3"/>
        </table:table-row>
        <table:table-row table:style-name="ro2">
          <table:table-cell/>
          <table:table-cell table:style-name="ce14" office:value-type="string" calcext:value-type="string">
            <text:p>Partenaire</text:p>
          </table:table-cell>
          <table:table-cell table:style-name="ce18" office:value-type="string" calcext:value-type="string">
            <text:p>Export UE (Milliards d’euros)</text:p>
          </table:table-cell>
          <table:table-cell table:style-name="ce18" office:value-type="string" calcext:value-type="string">
            <text:p>Import UE (Milliards d’euros)</text:p>
          </table:table-cell>
          <table:table-cell table:style-name="Default"/>
          <table:table-cell/>
          <table:table-cell table:style-name="Default"/>
        </table:table-row>
        <table:table-row table:style-name="ro6">
          <table:table-cell/>
          <table:table-cell office:value-type="string" calcext:value-type="string">
            <text:p>États-Unis</text:p>
          </table:table-cell>
          <table:table-cell office:value-type="float" office:value="311.035" calcext:value-type="float">
            <text:p>311,035</text:p>
          </table:table-cell>
          <table:table-cell office:value-type="float" office:value="206.127" calcext:value-type="float">
            <text:p>206,127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hine</text:p>
          </table:table-cell>
          <table:table-cell office:value-type="float" office:value="164.777" calcext:value-type="float">
            <text:p>164,777</text:p>
          </table:table-cell>
          <table:table-cell office:value-type="float" office:value="302.049" calcext:value-type="float">
            <text:p>302,04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Russie</text:p>
          </table:table-cell>
          <table:table-cell office:value-type="float" office:value="103.315" calcext:value-type="float">
            <text:p>103,315</text:p>
          </table:table-cell>
          <table:table-cell office:value-type="float" office:value="181.269" calcext:value-type="float">
            <text:p>181,26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Suisse</text:p>
          </table:table-cell>
          <table:table-cell office:value-type="float" office:value="140.365" calcext:value-type="float">
            <text:p>140,365</text:p>
          </table:table-cell>
          <table:table-cell office:value-type="float" office:value="96.633" calcext:value-type="float">
            <text:p>96,633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Norvège</text:p>
          </table:table-cell>
          <table:table-cell office:value-type="float" office:value="50.201" calcext:value-type="float">
            <text:p>50,201</text:p>
          </table:table-cell>
          <table:table-cell office:value-type="float" office:value="86.792" calcext:value-type="float">
            <text:p>86,792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Turquie</text:p>
          </table:table-cell>
          <table:table-cell office:value-type="float" office:value="74.639" calcext:value-type="float">
            <text:p>74,639</text:p>
          </table:table-cell>
          <table:table-cell office:value-type="float" office:value="54.374" calcext:value-type="float">
            <text:p>54,374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pon</text:p>
          </table:table-cell>
          <table:table-cell office:value-type="float" office:value="53.272" calcext:value-type="float">
            <text:p>53,272</text:p>
          </table:table-cell>
          <table:table-cell office:value-type="float" office:value="55.211" calcext:value-type="float">
            <text:p>55,211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orée du Sud</text:p>
          </table:table-cell>
          <table:table-cell office:value-type="float" office:value="43.196" calcext:value-type="float">
            <text:p>43,196</text:p>
          </table:table-cell>
          <table:table-cell office:value-type="float" office:value="38.796" calcext:value-type="float">
            <text:p>38,796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nde</text:p>
          </table:table-cell>
          <table:table-cell office:value-type="float" office:value="35.467" calcext:value-type="float">
            <text:p>35,467</text:p>
          </table:table-cell>
          <table:table-cell office:value-type="float" office:value="37.12" calcext:value-type="float">
            <text:p>37,12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Brésil</text:p>
          </table:table-cell>
          <table:table-cell office:value-type="float" office:value="36.965" calcext:value-type="float">
            <text:p>36,965</text:p>
          </table:table-cell>
          <table:table-cell office:value-type="float" office:value="30.996" calcext:value-type="float">
            <text:p>30,996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rabie Saoudie</text:p>
          </table:table-cell>
          <table:table-cell office:value-type="float" office:value="35.143" calcext:value-type="float">
            <text:p>35,143</text:p>
          </table:table-cell>
          <table:table-cell office:value-type="float" office:value="28.709" calcext:value-type="float">
            <text:p>28,70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anada</text:p>
          </table:table-cell>
          <table:table-cell office:value-type="float" office:value="31.673" calcext:value-type="float">
            <text:p>31,673</text:p>
          </table:table-cell>
          <table:table-cell office:value-type="float" office:value="27.421" calcext:value-type="float">
            <text:p>27,421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lgérie</text:p>
          </table:table-cell>
          <table:table-cell office:value-type="float" office:value="23.39" calcext:value-type="float">
            <text:p>23,39</text:p>
          </table:table-cell>
          <table:table-cell office:value-type="float" office:value="29.459" calcext:value-type="float">
            <text:p>29,45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Émirats-Arabes-Unis</text:p>
          </table:table-cell>
          <table:table-cell office:value-type="float" office:value="42.756" calcext:value-type="float">
            <text:p>42,756</text:p>
          </table:table-cell>
          <table:table-cell office:value-type="float" office:value="8.179" calcext:value-type="float">
            <text:p>8,179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Mexique</text:p>
          </table:table-cell>
          <table:table-cell office:value-type="float" office:value="28.438" calcext:value-type="float">
            <text:p>28,438</text:p>
          </table:table-cell>
          <table:table-cell office:value-type="float" office:value="17.981" calcext:value-type="float">
            <text:p>17,981</text:p>
          </table:table-cell>
          <table:table-cell table:number-columns-repeated="3"/>
        </table:table-row>
        <table:table-row table:style-name="ro2">
          <table:table-cell/>
          <table:table-cell table:style-name="ce36" office:value-type="string" calcext:value-type="string">
            <text:p>Médiane</text:p>
          </table:table-cell>
          <table:table-cell table:style-name="ce39"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36" office:value-type="string" calcext:value-type="string">
            <text:p>Ecart-type</text:p>
          </table:table-cell>
          <table:table-cell table:style-name="ce39"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16" office:value-type="string" calcext:value-type="string">
            <text:p>Variance</text:p>
          </table:table-cell>
          <table:table-cell table:style-name="ce39"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1:11:15.33598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1:15:15.406596400</dc:date>
    <meta:editing-duration>PT23M1S</meta:editing-duration>
    <meta:editing-cycles>8</meta:editing-cycles>
    <meta:generator>LibreOffice/25.2.5.2$Windows_X86_64 LibreOffice_project/03d19516eb2e1dd5d4ccd751a0d6f35f35e08022</meta:generator>
    <meta:document-statistic meta:table-count="2" meta:cell-count="156" meta:object-count="0"/>
  </office:meta>
</office:document-meta>
</file>